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officeooo:rsid="00002032" officeooo:paragraph-rsid="00002032" style:font-style-asian="italic" style:font-style-complex="italic"/>
    </style:style>
    <style:style style:name="P2" style:family="paragraph" style:parent-style-name="Standard">
      <style:text-properties fo:font-style="italic" officeooo:rsid="000192b4" officeooo:paragraph-rsid="000192b4" style:font-style-asian="italic" style:font-style-complex="italic"/>
    </style:style>
    <style:style style:name="P3" style:family="paragraph" style:parent-style-name="Standard">
      <style:text-properties fo:font-style="normal" officeooo:rsid="000192b4" officeooo:paragraph-rsid="000192b4"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 are a park ranger. Prepare a short speech explaining the situation (poaching) , how drones are used to address it and ask for donations to buy more drones.</text:p>
      <text:p text:style-name="P2"/>
      <text:p text:style-name="P3">Nowadays, money is the principal argument to do something. Here, it’s the animals who pay for our thirst for money. We recently saw that in South Africa, parks use drones to hunt poachers before they kill the animals. Because it’s good to catch them after they kill them, but it’s better to catch them before <text:s text:c="7"/></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Windows_X86_64 LibreOffice_project/dc89aa7a9eabfd848af146d5086077aeed2ae4a5</meta:generator>
    <dc:date>2019-03-08T12:34:14.599000000</dc:date>
    <meta:editing-duration>PT1H58M9S</meta:editing-duration>
    <meta:editing-cycles>2</meta:editing-cycles>
    <meta:document-statistic meta:table-count="0" meta:image-count="0" meta:object-count="0" meta:page-count="1" meta:paragraph-count="2" meta:word-count="84" meta:character-count="475" meta:non-whitespace-character-count="385"/>
  </office:meta>
</office:document-meta>
</file>